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900000163112AA6714A80C978.png" manifest:media-type="image/png"/>
  <manifest:file-entry manifest:full-path="Pictures/10000001000002E0000002CD401CBDCCEC131C5C.png" manifest:media-type="image/png"/>
  <manifest:file-entry manifest:full-path="Pictures/10000001000002FB000002B668E6DB54FD17DD75.png" manifest:media-type="image/png"/>
  <manifest:file-entry manifest:full-path="Pictures/10000001000002F400000306651807DBDB0337CB.png" manifest:media-type="image/png"/>
  <manifest:file-entry manifest:full-path="Pictures/10000001000002EC00000340F6A37F1E037361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x="0.139cm" svg:y="0.159cm" svg:width="16.785cm" svg:height="16.351cm" draw:z-index="0"><draw:image xlink:href="Pictures/10000001000002E0000002CD401CBDCCEC131C5C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2" text:anchor-type="char" svg:x="0.263cm" svg:y="0.328cm" svg:width="16.468cm" svg:height="16.859cm" draw:z-index="1"><draw:image xlink:href="Pictures/10000001000002F400000306651807DBDB0337CB.png" xlink:type="simple" xlink:show="embed" xlink:actuate="onLoad" draw:mime-type="image/png"/></draw:frame><text:soft-page-break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3" text:anchor-type="char" svg:x="0.466cm" svg:y="0.088cm" svg:width="16.288cm" svg:height="14.815cm" draw:z-index="2"><draw:image xlink:href="Pictures/10000001000002FB000002B668E6DB54FD17DD75.png" xlink:type="simple" xlink:show="embed" xlink:actuate="onLoad" draw:mime-type="image/png"/></draw:frame><text:soft-page-break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4" text:anchor-type="char" svg:x="0.122cm" svg:y="0.346cm" svg:width="16.715cm" svg:height="18.591cm" draw:z-index="3"><draw:image xlink:href="Pictures/10000001000002EC00000340F6A37F1E037361F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5" text:anchor-type="char" svg:x="0.73cm" svg:y="0.3cm" svg:width="10.197cm" svg:height="9.211cm" draw:z-index="4"><draw:image xlink:href="Pictures/100000010000018900000163112AA6714A80C978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9:34:10.567000000</meta:creation-date>
    <dc:date>2025-02-14T19:38:43.021000000</dc:date>
    <meta:editing-duration>PT4M37S</meta:editing-duration>
    <meta:editing-cycles>3</meta:editing-cycles>
    <meta:generator>LibreOffice/7.4.3.2$Windows_X86_64 LibreOffice_project/1048a8393ae2eeec98dff31b5c133c5f1d08b890</meta:generator>
    <meta:document-statistic meta:table-count="0" meta:image-count="5" meta:object-count="0" meta:page-count="5" meta:paragraph-count="3" meta:word-count="0" meta:character-count="21" meta:non-whitespace-character-count="0"/>
  </office:meta>
</office:document-meta>
</file>